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e6107" officeooo:paragraph-rsid="001259a7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officeooo:paragraph-rsid="001259a7"/>
    </style:style>
    <style:style style:name="P4" style:family="paragraph" style:parent-style-name="Text_20_body" style:list-style-name="L1">
      <style:text-properties officeooo:paragraph-rsid="001259a7"/>
    </style:style>
    <style:style style:name="P5" style:family="paragraph" style:parent-style-name="Text_20_body" style:list-style-name="L2">
      <style:text-properties officeooo:paragraph-rsid="001259a7"/>
    </style:style>
    <style:style style:name="P6" style:family="paragraph" style:parent-style-name="Text_20_body" style:list-style-name="L3">
      <style:text-properties officeooo:paragraph-rsid="001259a7"/>
    </style:style>
    <style:style style:name="P7" style:family="paragraph" style:parent-style-name="Title">
      <style:text-properties officeooo:paragraph-rsid="001259a7"/>
    </style:style>
    <style:style style:name="T1" style:family="text">
      <style:text-properties officeooo:rsid="000e6107"/>
    </style:style>
    <style:style style:name="T2" style:family="text">
      <style:text-properties officeooo:rsid="001259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poran</text:p>
      <text:p text:style-name="P3">Nama : Ari Ali Nugroho</text:p>
      <text:p text:style-name="P3">Kelas : 11 IPA 3</text:p>
      <text:p text:style-name="P3"/>
      <text:p text:style-name="P3">Waktu : <text:span text:style-name="T1">1</text:span><text:span text:style-name="T2">1</text:span> Mei 2020 (video durasi: <text:span text:style-name="T2">1</text:span> <text:span text:style-name="T2">Jam</text:span>)</text:p>
      <text:p text:style-name="P3">Sumber : Internet (youtube.com)</text:p>
      <text:p text:style-name="P3">Penceramah : Ustadz <text:span text:style-name="T2">Abdul Somad</text:span></text:p>
      <text:p text:style-name="P2"><text:span text:style-name="T2">Materi: </text:span>Qira'ah Kitab Arrisalah Al-Qushairiyyah (<text:span text:style-name="T2">tentang </text:span>Musafir).</text:p>
      <text:h text:style-name="P1" text:outline-level="2">Rangkuman:</text:h>
      <text:list xml:id="list2215617054" text:style-name="L1">
        <text:list-item>
          <text:p text:style-name="P4">Musafir adalah orang yang menempuh perjalanan.</text:p>
        </text:list-item>
        <text:list-item>
          <text:p text:style-name="P4">Musafir dibagi menjadi:</text:p>
        </text:list-item>
      </text:list>
      <text:list xml:id="list3848359456" text:style-name="L2">
        <text:list-item>
          <text:p text:style-name="P5">Musafir dengan badan, musafir hanya berpindah tempat dari tempat ke tempat lainnya.</text:p>
        </text:list-item>
        <text:list-item>
          <text:p text:style-name="P5">Musafir dengan hati, musafir untuk mendekatkan diri dengan Allah (merasakan rasanya tidak dikenal oleh orang lain).</text:p>
        </text:list-item>
      </text:list>
      <text:list xml:id="list85705010483176" text:continue-list="list2215617054" text:style-name="L1">
        <text:list-item>
          <text:p text:style-name="P4">Syarat musafir (untuk membersihkan hati):</text:p>
        </text:list-item>
      </text:list>
      <text:list xml:id="list1213611641" text:style-name="L3">
        <text:list-item>
          <text:p text:style-name="P6">Memiliki ilmu (mengerti adab-adab safar)</text:p>
        </text:list-item>
        <text:list-item>
          <text:p text:style-name="P6">Memiliki sifat Wara' (terpelihara dari yang haram)</text:p>
        </text:list-item>
        <text:list-item>
          <text:p text:style-name="P6">Memiliki rasa (untuk membimbingnya)</text:p>
        </text:list-item>
        <text:list-item>
          <text:p text:style-name="P6">Memiliki akhlaq</text:p>
        </text:list-item>
      </text:list>
      <text:list xml:id="list85705501274454" text:continue-list="list85705010483176" text:style-name="L1">
        <text:list-item>
          <text:p text:style-name="P4">Musafir (menuntut ilmu, dll) adalah untuk melembutkan ahklaq (karena jauh dari orang terdekat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1T08:54:05.657230051</meta:creation-date>
    <dc:date>2020-05-11T08:56:48.373991433</dc:date>
    <meta:editing-duration>PT2M45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18" meta:word-count="120" meta:character-count="781" meta:non-whitespace-character-count="689"/>
  </office:meta>
</office:document-meta>
</file>